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985cm"/>
      <style:paragraph-properties style:writing-mode="lr-tb"/>
    </style:style>
    <style:style style:name="gr5" style:family="graphic" style:parent-style-name="standard">
      <style:graphic-properties draw:stroke="dash" draw:stroke-dash="Double_20_Dash" svg:stroke-color="#fe7f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5.742cm"/>
      <style:paragraph-properties style:writing-mode="lr-tb"/>
    </style:style>
    <style:style style:name="gr7" style:family="graphic" style:parent-style-name="standard">
      <style:graphic-properties draw:stroke="solid" draw:stroke-dash="Double_20_Dash" svg:stroke-color="#00caca" draw:marker-end="Arrowheads_20_9" draw:marker-end-width="0.3cm" draw:fill="none" draw:textarea-vertical-align="middle"/>
    </style:style>
    <style:style style:name="gr8" style:family="graphic" style:parent-style-name="standard">
      <style:graphic-properties fo:min-height="0.822cm"/>
      <style:paragraph-properties style:writing-mode="lr-tb"/>
    </style:style>
    <style:style style:name="gr9" style:family="graphic" style:parent-style-name="standard">
      <style:graphic-properties draw:auto-grow-height="true" draw:auto-grow-width="true" fo:min-height="0.822cm" fo:min-width="3.13cm"/>
      <style:paragraph-properties style:writing-mode="lr-tb"/>
    </style:style>
    <style:style style:name="gr10" style:family="graphic" style:parent-style-name="objectwithoutfill">
      <style:graphic-properties draw:marker-end="Arrowheads_20_20" draw:marker-end-width="0.3cm" draw:fill="none" draw:textarea-vertical-align="middle"/>
    </style:style>
    <style:style style:name="gr11" style:family="graphic" style:parent-style-name="objectwithoutfill">
      <style:graphic-properties draw:marker-end="Arrowheads_20_21" draw:marker-end-width="0.3cm" draw:fill="none" draw:textarea-vertical-align="middle"/>
    </style:style>
    <style:style style:name="gr12" style:family="graphic" style:parent-style-name="standard">
      <style:graphic-properties draw:auto-grow-height="true" draw:auto-grow-width="false" fo:min-height="2.25cm"/>
      <style:paragraph-properties style:writing-mode="lr-tb"/>
    </style:style>
    <style:style style:name="gr13" style:family="graphic" style:parent-style-name="standard">
      <style:graphic-properties draw:auto-grow-height="true" draw:auto-grow-width="true" fo:min-height="0.822cm" fo:min-width="3.075cm"/>
      <style:paragraph-properties style:writing-mode="lr-tb"/>
    </style:style>
    <style:style style:name="gr14" style:family="graphic" style:parent-style-name="standard">
      <style:graphic-properties draw:auto-grow-height="true" draw:auto-grow-width="false" fo:max-height="0cm" fo:min-height="6.569cm"/>
      <style:paragraph-properties style:writing-mode="lr-tb"/>
    </style:style>
    <style:style style:name="gr15" style:family="graphic" style:parent-style-name="objectwithoutfill">
      <style:graphic-properties draw:marker-end="Arrowheads_20_19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17" style:family="graphic" style:parent-style-name="objectwithoutfill">
      <style:graphic-properties draw:marker-end="Arrowheads_20_18" draw:marker-end-width="0.3cm" draw:fill="none" draw:textarea-vertical-align="middle"/>
    </style:style>
    <style:style style:name="gr18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1" style:family="graphic" style:parent-style-name="objectwithoutfill">
      <style:graphic-properties draw:marker-end="Arrowheads_20_2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24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11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44cm"/>
      <style:paragraph-properties style:writing-mode="lr-tb"/>
    </style:style>
    <style:style style:name="gr28" style:family="graphic" style:parent-style-name="objectwithoutfill">
      <style:graphic-properties draw:stroke="dash" draw:stroke-dash="Long_20_Dash" svg:stroke-color="#666666" draw:marker-end="Arrowheads_20_13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Long_20_Dash" svg:stroke-color="#666666" draw:marker-end="Arrowheads_20_14" draw:marker-end-width="0.3cm" draw:fill="none" draw:textarea-vertical-align="middl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15.75cm"/>
      <style:paragraph-properties style:writing-mode="lr-tb"/>
    </style:style>
    <style:style style:name="pr5" style:family="presentation" style:parent-style-name="Default-title">
      <style:graphic-properties draw:auto-grow-height="true" fo:min-height="2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fo:margin-left="0cm" fo:margin-right="0cm" fo:margin-top="1.6cm" fo:margin-bottom="0.6cm" fo:line-height="115%" fo:text-indent="0cm">
        <style:tab-stops/>
      </style:paragraph-properties>
      <style:text-properties fo:hyphenate="false" loext:hyphenation-no-caps="false"/>
    </style:style>
    <style:style style:name="P9" style:family="paragraph">
      <style:paragraph-properties fo:margin-left="0cm" fo:margin-right="0cm" fo:margin-top="0.9cm" fo:margin-bottom="0.6cm" fo:line-height="115%" fo:text-indent="0cm">
        <style:tab-stops/>
      </style:paragraph-properties>
      <style:text-properties fo:hyphenate="false" loext:hyphenation-no-caps="false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fe7f00" loext:opacity="100%"/>
    </style:style>
    <style:style style:name="P12" style:family="paragraph">
      <loext:graphic-properties draw:fill="none" draw:fill-color="#ffffff"/>
      <style:paragraph-properties style:writing-mode="lr-tb"/>
      <style:text-properties fo:color="#00caca" loext:opacity="100%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DejaVu Serif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2c4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400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e7f00" loext:opacity="100%"/>
    </style:style>
    <style:style style:name="T9" style:family="text">
      <style:text-properties fo:color="#00caca" loext:opacity="100%"/>
    </style:style>
    <style:style style:name="T10" style:family="text">
      <style:text-properties fo:color="#ff00ff" loext:opacity="100%"/>
    </style:style>
    <style:style style:name="T11" style:family="text">
      <style:text-properties fo:color="#00e3e3" loext:opacity="100%"/>
    </style:style>
    <style:style style:name="T12" style:family="text">
      <style:text-properties fo:color="#ff0000" loext:opacity="100%"/>
    </style:style>
    <style:style style:name="T13" style:family="text">
      <style:text-properties style:text-position="sub 58%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text-position="-8% 58%"/>
    </style:style>
    <style:style style:name="T16" style:family="text">
      <style:text-properties fo:color="#00dc00" loext:opacity="100%"/>
    </style:style>
    <style:style style:name="T17" style:family="text">
      <style:text-properties fo:color="#e47200" loext:opacity="100%"/>
    </style:style>
    <style:style style:name="T18" style:family="text">
      <style:text-properties fo:color="#666666" loext:opacity="100%"/>
    </style:style>
    <style:style style:name="T19" style:family="text">
      <style:text-properties fo:color="#007ffe" loext:opacity="100%"/>
    </style:style>
    <style:style style:name="T20" style:family="text">
      <style:text-properties fo:color="#b4b400" loext:opacity="100%"/>
    </style:style>
    <style:style style:name="T21" style:family="text">
      <style:text-properties style:text-position="33% 58%"/>
    </style:style>
    <style:style style:name="T22" style:family="text">
      <style:text-properties fo:color="#666666" loext:opacity="100%" fo:font-size="20pt" style:font-size-asian="20pt" style:font-size-complex="20pt"/>
    </style:style>
    <style:style style:name="T23" style:family="text">
      <style:text-properties fo:color="#ff0000" loext:opacity="100%" style:text-position="33% 58%"/>
    </style:style>
    <style:style style:name="T24" style:family="text">
      <style:text-properties fo:color="#0000ff" loext:opacity="100%"/>
    </style:style>
    <style:style style:name="T25" style:family="text">
      <style:text-properties fo:color="#7f00fe" loext:opacity="100%"/>
    </style:style>
    <style:style style:name="T26" style:family="text">
      <style:text-properties fo:color="#0000ff" loext:opacity="100%" style:text-position="33% 58%"/>
    </style:style>
    <style:style style:name="T27" style:family="text">
      <style:text-properties fo:color="#666666" loext:opacity="100%" style:text-position="33% 58%"/>
    </style:style>
    <style:style style:name="T28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Conceitos Básicos de Linguagen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 text:style-name="P8"><text:span text:style-name="T4">Linguagem - expressão de ideias. Aspectos:</text:span><text:span text:style-name="T5"><text:line-break/></text:span><text:span text:style-name="T5"><text:line-break/></text:span><text:span text:style-name="T5"/></text:p>
                <text:list>
                  <text:list-item>
                    <text:p text:style-name="P9"><text:span text:style-name="T6">Léxicos</text:span></text:p>
                    <text:list>
                      <text:list-item>
                        <text:p text:style-name="P9"><text:span text:style-name="T7">Símbolos</text:span></text:p>
                      </text:list-item>
                    </text:list>
                  </text:list-item>
                  <text:list-item>
                    <text:p text:style-name="P9"><text:span text:style-name="T6">Sintáticos</text:span></text:p>
                    <text:list>
                      <text:list-item>
                        <text:p text:style-name="P9"><text:span text:style-name="T7">Regras</text:span></text:p>
                      </text:list-item>
                    </text:list>
                  </text:list-item>
                  <text:list-item>
                    <text:p text:style-name="P9"><text:span text:style-name="T6">Semânticos</text:span></text:p>
                    <text:list>
                      <text:list-item>
                        <text:p text:style-name="P9"><text:span text:style-name="T7">Significad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26.5cm" svg:height="2cm" svg:x="1cm" svg:y="0.5cm" presentation:class="title">
          <draw:text-box>
            <text:p>Alfabetos, palavras, cadeias, linguagens</text:p>
          </draw:text-box>
        </draw:frame>
        <draw:frame draw:style-name="gr2" draw:text-style-name="P11" draw:layer="layout" svg:width="7.168cm" svg:height="1.086cm" svg:x="1cm" svg:y="6.414cm">
          <draw:text-box>
            <text:p><text:span text:style-name="T8">foco da </text:span><text:span text:style-name="T8">disciplina</text:span></text:p>
          </draw:text-box>
        </draw:frame>
        <draw:frame draw:style-name="gr3" draw:text-style-name="P12" draw:layer="layout" svg:width="7cm" svg:height="1.5cm" svg:x="11.34cm" svg:y="15.755cm">
          <draw:text-box>
            <text:p><text:span text:style-name="T9">análise </text:span><text:span text:style-name="T9">semântica</text:span></text:p>
          </draw:text-box>
        </draw:frame>
        <draw:frame draw:style-name="gr4" draw:text-style-name="P12" draw:layer="layout" svg:width="5.485cm" svg:height="1.072cm" svg:x="11.441cm" svg:y="8.5cm">
          <draw:text-box>
            <text:p><text:span text:style-name="T9">análise léxica</text:span></text:p>
          </draw:text-box>
        </draw:frame>
        <draw:rect draw:style-name="gr5" draw:text-style-name="P13" draw:layer="layout" svg:width="6.305cm" svg:height="7.261cm" svg:x="1cm" svg:y="7.5cm">
          <text:p/>
        </draw:rect>
        <draw:frame draw:style-name="gr6" draw:text-style-name="P12" draw:layer="layout" svg:width="6.242cm" svg:height="1.072cm" svg:x="11.441cm" svg:y="11.951cm">
          <draw:text-box>
            <text:p><text:span text:style-name="T9">análise sintática</text:span></text:p>
          </draw:text-box>
        </draw:frame>
        <draw:line draw:style-name="gr7" draw:text-style-name="P14" draw:layer="layout" svg:x1="11.34cm" svg:y1="9cm" svg:x2="10.324cm" svg:y2="9cm">
          <text:p/>
        </draw:line>
        <draw:line draw:style-name="gr7" draw:text-style-name="P14" draw:layer="layout" svg:x1="11.34cm" svg:y1="12.523cm" svg:x2="10.267cm" svg:y2="12.523cm">
          <text:p/>
        </draw:line>
        <draw:line draw:style-name="gr7" draw:text-style-name="P14" draw:layer="layout" svg:x1="11.34cm" svg:y1="16.255cm" svg:x2="10.267cm" svg:y2="16.25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6.5cm" svg:height="2cm" svg:x="1cm" svg:y="0.5cm" presentation:class="title" presentation:user-transformed="true">
          <draw:text-box>
            <text:p text:style-name="P10">Alfabeto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Alfabeto (ou vocabulário)</text:p>
                <text:list>
                  <text:list-item>
                    <text:p>Conjunto <text:span text:style-name="T10">finito</text:span> <text:span text:style-name="T11">não vazio</text:span> de <text:span text:style-name="T12">símbolos</text:span></text:p>
                  </text:list-item>
                </text:list>
              </text:list-item>
              <text:list-item>
                <text:p>Linguagem sobre esse alfabeto</text:p>
                <text:list>
                  <text:list-item>
                    <text:p>Conjunto de sequências finitas de <text:span text:style-name="T12">símbolos</text:span> do alfabeto</text:p>
                  </text:list-item>
                </text:list>
              </text:list-item>
              <text:list-item>
                <text:p>Exemplos de alfabeto</text:p>
                <text:list>
                  <text:list-item>
                    <text:p>Σ<text:span text:style-name="T13">1</text:span> = { α , β , γ , δ , ... , ω}<text:line-break/>Σ<text:span text:style-name="T13">2</text:span> = { 0 , 1 }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12.385cm" svg:height="1.072cm" svg:x="15cm" svg:y="4cm">
          <draw:text-box>
            <text:p>representado pela letra Σ (sigma)</text:p>
          </draw:text-box>
        </draw:frame>
        <draw:frame draw:style-name="gr9" draw:text-style-name="P10" draw:layer="layout" svg:width="3.63cm" svg:height="1.072cm" svg:x="13.5cm" svg:y="13.5cm">
          <draw:text-box>
            <text:p>símbolos</text:p>
          </draw:text-box>
        </draw:frame>
        <draw:line draw:style-name="gr10" draw:text-style-name="P14" draw:layer="layout" svg:x1="13.034cm" svg:y1="14.008cm" svg:x2="12.1cm" svg:y2="13.268cm">
          <text:p/>
        </draw:line>
        <draw:line draw:style-name="gr11" draw:text-style-name="P14" draw:layer="layout" svg:x1="15cm" svg:y1="4.475cm" svg:x2="13.151cm" svg:y2="4.475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user-transformed="true">
          <draw:text-box>
            <text:p text:style-name="P10">Cadeia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Cadeia <text:span text:style-name="T14">(ou palavra, ou cadeia de símbolos)</text:span></text:p>
                <text:list>
                  <text:list-item>
                    <text:p>Sequência qualquer de caracteres</text:p>
                    <text:list>
                      <text:list-item>
                        <text:p>de Σ<text:span text:style-name="T15">1</text:span> : "ψω"</text:p>
                      </text:list-item>
                      <text:list-item>
                        <text:p>de Σ<text:span text:style-name="T15">2</text:span> : <text:s/>"10001"</text:p>
                      </text:list-item>
                    </text:list>
                  </text:list-item>
                  <text:list-item>
                    <text:p>Cadeia com nenhum símbolo (ou vazia) = <text:s text:c="2"/><text:span text:style-name="T12">ε</text:span> <text:s/>= <text:s/><text:span text:style-name="T12">“”</text:span></text:p>
                    <text:list>
                      <text:list-item>
                        <text:p><text:span text:style-name="T12">ε</text:span> <text:s/>é uma cadeia sobre qualquer alfabeto</text:p>
                      </text:list-item>
                    </text:list>
                  </text:list-item>
                  <text:list-item>
                    <text:p>Comprimento: </text:p>
                    <text:list>
                      <text:list-item>
                        <text:p>quantidade de símbolos</text:p>
                        <text:list>
                          <text:list-item>
                            <text:p>Ex.: (n = 2) <text:s text:c="8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0" draw:layer="layout" svg:width="12cm" svg:height="2.5cm" svg:x="12.5cm" svg:y="1cm">
          <draw:text-box>
            <text:p>Σ<text:span text:style-name="T15">1</text:span> = { α , β , γ , δ , ... , ω}</text:p>
            <text:p>Σ<text:span text:style-name="T15">2</text:span> = { 0, 1 }</text:p>
          </draw:text-box>
        </draw:frame>
        <draw:frame draw:style-name="gr13" draw:text-style-name="P10" draw:layer="layout" svg:width="3.575cm" svg:height="1.072cm" svg:x="18.58cm" svg:y="10.376cm">
          <draw:text-box>
            <text:p>(épsilon)</text:p>
          </draw:text-box>
        </draw:frame>
        <draw:frame draw:style-name="gr14" draw:text-style-name="P10" draw:layer="layout" svg:width="10cm" svg:height="6.819cm" svg:x="17.5cm" svg:y="14.358cm">
          <draw:text-box>
            <text:list text:style-name="L2">
              <text:list-item>
                <text:p>“ε”, “𝜖”, ou “”</text:p>
              </text:list-item>
              <text:list-item>
                <text:p>Imaginar ε como se fosse uma variável criada (ela existe), porém sem nenhum elemento dentro</text:p>
                <text:list>
                  <text:list-item>
                    <text:p>Ex.: <text:s/>a = “”</text:p>
                  </text:list-item>
                </text:list>
              </text:list-item>
            </text:list>
          </draw:text-box>
        </draw:frame>
        <draw:line draw:style-name="gr15" draw:text-style-name="P14" draw:layer="layout" svg:x1="7.665cm" svg:y1="15.953cm" svg:x2="7.12cm" svg:y2="15.253cm">
          <text:p/>
        </draw:line>
        <draw:frame draw:style-name="gr16" draw:text-style-name="P16" draw:layer="layout" svg:width="5.448cm" svg:height="1.072cm" svg:x="5.563cm" svg:y="15.953cm">
          <draw:text-box>
            <text:p>comprimento 2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user-transformed="true">
          <draw:text-box>
            <text:p text:style-name="P10">Exemplo</text:p>
          </draw:text-box>
        </draw:frame>
        <draw:frame presentation:style-name="pr4" draw:text-style-name="P17" draw:layer="layout" svg:width="26cm" svg:height="16.5cm" svg:x="1cm" svg:y="4cm" presentation:class="outline">
          <draw:text-box>
            <text:list text:style-name="L1">
              <text:list-item>
                <text:p>"10001" <text:s/>= <text:s/>comprimento 5</text:p>
              </text:list-item>
              <text:list-item>
                <text:p>Cadeia vazia <text:s/>= <text:s/>“” <text:s/>= <text:s/>ε</text:p>
              </text:list-item>
              <text:list-item>
                <text:p>Justaposição <text:s/>= <text:s/>concatenação de palavras</text:p>
                <text:list>
                  <text:list-item>
                    <text:p>"ab" + "c" = "abc"</text:p>
                  </text:list-item>
                </text:list>
              </text:list-item>
              <text:list-item>
                <text:p>Gramática <text:s/>= <text:s/>conjunto de regras</text:p>
                <text:list>
                  <text:list-item>
                    <text:p>𝑆 → 𝑎 𝑆 𝑏 ; <text:s/>𝑆 → ε</text:p>
                  </text:list-item>
                </text:list>
              </text:list-item>
            </text:list>
          </draw:text-box>
        </draw:frame>
        <draw:frame draw:style-name="gr16" draw:text-style-name="P16" draw:layer="layout" svg:width="9.455cm" svg:height="1.072cm" svg:x="6.148cm" svg:y="15.486cm">
          <draw:text-box>
            <text:p>cadeia vazia</text:p>
          </draw:text-box>
        </draw:frame>
        <draw:line draw:style-name="gr17" draw:text-style-name="P14" draw:layer="layout" svg:x1="8.443cm" svg:y1="15.214cm" svg:x2="7.82cm" svg:y2="13.69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user-transformed="true">
          <draw:text-box>
            <text:p>Concatenação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Dadas duas cadeias, definimos sua <text:span text:style-name="T12">concatenação</text:span> como a justaposição de seus valores</text:p>
                <text:list>
                  <text:list-item>
                    <text:p>Ex.: se ω<text:span text:style-name="T15">1</text:span> ="<text:span text:style-name="T16">101</text:span>" e ω<text:span text:style-name="T15">2</text:span> ="<text:span text:style-name="T17">000</text:span>", sua concatenação é "<text:span text:style-name="T16">101</text:span><text:span text:style-name="T17">000</text:span>"</text:p>
                  </text:list-item>
                </text:list>
              </text:list-item>
              <text:list-item>
                <text:p>Representamos a concatenação como:</text:p>
                <text:list>
                  <text:list-item>
                    <text:p>ω<text:span text:style-name="T15">1</text:span> ° ω<text:span text:style-name="T15">2</text:span></text:p>
                  </text:list-item>
                  <text:list-item>
                    <text:p>ω<text:span text:style-name="T15">1</text:span> • ω<text:span text:style-name="T15">2</text:span></text:p>
                  </text:list-item>
                  <text:list-item>
                    <text:p>ω<text:span text:style-name="T15">1</text:span> ω<text:span text:style-name="T15">2</text:span></text:p>
                  </text:list-item>
                </text:list>
              </text:list-item>
            </text:list>
          </draw:text-box>
        </draw:frame>
        <draw:frame draw:style-name="gr18" draw:text-style-name="P16" draw:layer="layout" svg:width="11.792cm" svg:height="2.714cm" svg:x="3.825cm" svg:y="14.723cm">
          <draw:text-box>
            <text:p>neste caso a representação não é “vezes”, é “concatenação”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>
          <draw:text-box>
            <text:p text:style-name="P10">Concatenação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A concatenação é um operador associativo</text:p>
                <text:list>
                  <text:list-item>
                    <text:p>ω<text:span text:style-name="T15">1</text:span> ° ( ω<text:span text:style-name="T15">2</text:span> ° ω<text:span text:style-name="T15">3</text:span> ) = ( ω<text:span text:style-name="T15">1</text:span> ° ω<text:span text:style-name="T15">2</text:span> ) ° ω<text:span text:style-name="T15">3</text:span></text:p>
                  </text:list-item>
                </text:list>
              </text:list-item>
              <text:list-item>
                <text:p>Concatenação da cadeia vazia</text:p>
                <text:list>
                  <text:list-item>
                    <text:p>ε ° ω</text:p>
                    <text:list>
                      <text:list-item>
                        <text:p>𝜔 <text:s/>= <text:s/>"abc" <text:s/>, <text:s text:c="3"/>ε ∘ 𝜔 <text:s text:c="2"/>= <text:s text:c="2"/>ε ∘ "abc" <text:s/>= <text:s/>"abc"</text:p>
                      </text:list-item>
                    </text:list>
                  </text:list-item>
                </text:list>
              </text:list-item>
              <text:list-item>
                <text:p><text:span text:style-name="T12">Prefixos</text:span> de uma cadeia (ex. a cadeia “abcdef”)</text:p>
                <text:list>
                  <text:list-item>
                    <text:p>“ε”, “ab”, “abc”, “abcd”, etc.</text:p>
                    <text:list>
                      <text:list-item>
                        <text:p>começa do início e inclui a cadeia vaz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user-transformed="true">
          <draw:text-box>
            <text:p>Prefixo e sufixo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Prefixo</text:p>
                <text:list>
                  <text:list-item>
                    <text:p>Dadas 2 cadeias ω<text:span text:style-name="T15">1</text:span> e ω<text:span text:style-name="T15">2</text:span> dizemos que</text:p>
                    <text:list>
                      <text:list-item>
                        <text:p>ω<text:span text:style-name="T15">1</text:span> é prefixo de ω<text:span text:style-name="T15">2</text:span> , se existe uma cadeia ω<text:span text:style-name="T15">3</text:span> tal que <text:s/>ω<text:span text:style-name="T15">1</text:span> ° ω<text:span text:style-name="T15">3</text:span> = ω<text:span text:style-name="T15">2</text:span></text:p>
                      </text:list-item>
                    </text:list>
                  </text:list-item>
                  <text:list-item>
                    <text:p>Ex.: a cadeia "101" possui os prefixos <text:s/>ε , "1", "10" e "101"</text:p>
                  </text:list-item>
                </text:list>
              </text:list-item>
              <text:list-item>
                <text:p>Sufixo</text:p>
                <text:list>
                  <text:list-item>
                    <text:p>Do final para o início</text:p>
                  </text:list-item>
                  <text:list-item>
                    <text:p>Ex.: a cadeia "100" possui os sufixos: “ε”, "0", "00" e "100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placeholder="true">
          <draw:text-box/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Dado um alfabeto <text:span text:style-name="T8">Σ </text:span>,</text:p>
                <text:list>
                  <text:list-item>
                    <text:p>definimos uma linguagem <text:span text:style-name="T12">L</text:span> sobre este alfabeto como</text:p>
                    <text:list>
                      <text:list-item>
                        <text:p>um conjunto de cadeias sobre este alfabeto. Ex.:</text:p>
                        <text:list>
                          <text:list-item>
                            <text:p>Alfabeto: <text:s/>Σ = { 𝑎 , 𝑏 }</text:p>
                          </text:list-item>
                          <text:list-item>
                            <text:p>Linguagem: <text:s/>𝐿 = { ε , 𝑎 , 𝑏 , 𝑎 𝑎 , 𝑎 𝑏 , 𝑏 𝑎 , 𝑏 𝑏 }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nguagem vazia = <text:span text:style-name="T12">∅</text:span></text:p>
                <text:list>
                  <text:list-item>
                    <text:p>Não contém nenhuma cadeia</text:p>
                  </text:list-item>
                  <text:list-item>
                    <text:p>É simplesmente um <text:span text:style-name="T12">conjunto</text:span> vazio sem qualquer elemento</text:p>
                  </text:list-item>
                </text:list>
              </text:list-item>
            </text:list>
          </draw:text-box>
        </draw:frame>
        <draw:frame draw:style-name="gr19" draw:text-style-name="P16" draw:layer="layout" svg:width="17.859cm" svg:height="1.893cm" svg:x="7.082cm" svg:y="17.782cm">
          <draw:text-box>
            <text:p>∅ = linguagem vazia (não possui nem ε)</text:p>
            <text:p>ε <text:s/>= cadeia vazia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placeholder="true">
          <draw:text-box/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A linguagem que contém apenas a <text:span text:style-name="T12">cadeia</text:span> vazia <text:s/>ε</text:p>
                <text:list>
                  <text:list-item>
                    <text:p>contém exatamente uma palavra, que é a cadeia vazia <text:s/>ε</text:p>
                  </text:list-item>
                </text:list>
              </text:list-item>
              <text:list-item>
                <text:p>Isso significa que o conjunto <text:span text:style-name="T8">tem um elemento</text:span></text:p>
                <text:list>
                  <text:list-item>
                    <text:list>
                      <text:list-item>
                        <text:p>esse elemento é uma cadeia que não contém nenhum símbo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placeholder="true">
          <draw:text-box/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O alfabeto Σ<text:span text:style-name="T15">2</text:span> = { 0, 1 } tem infinitas linguagens possíveis</text:p>
                <text:list>
                  <text:list-item>
                    <text:p>L<text:span text:style-name="T15">1</text:span> = ∅</text:p>
                    <text:list>
                      <text:list-item>
                        <text:p>não possui nenhuma cadeia, nem a vazia <text:s/>ε</text:p>
                      </text:list-item>
                    </text:list>
                  </text:list-item>
                  <text:list-item>
                    <text:p>L<text:span text:style-name="T15">2</text:span> = { ε }</text:p>
                    <text:list>
                      <text:list-item>
                        <text:p>possui apenas a cadeia vazia <text:s/>ε</text:p>
                      </text:list-item>
                    </text:list>
                  </text:list-item>
                  <text:list-item>
                    <text:p>L<text:span text:style-name="T15">3</text:span> = { ε , 0, 1, 00, 01, 10, 11, 000, ... }</text:p>
                    <text:list>
                      <text:list-item>
                        <text:p>possui todas as cadeias possíveis com símbolos do alfabeto Σ<text:span text:style-name="T15">2</text:span><text:line-break/><text:span text:style-name="T18">(até o infinito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>
          <draw:text-box>
            <text:p text:style-name="P10">Concatenação</text:p>
          </draw:text-box>
        </draw:frame>
        <draw:frame presentation:style-name="pr4" draw:text-style-name="P10" draw:layer="layout" svg:width="26cm" svg:height="16cm" svg:x="1cm" svg:y="4cm" presentation:class="outline" presentation:user-transformed="true">
          <draw:text-box>
            <text:list text:style-name="L1">
              <text:list-item>
                <text:p>A concatenação de duas linguagens é uma linguagem cujas cadeias são todas as <text:span text:style-name="T17">possíveis concatenações</text:span> entre</text:p>
                <text:list>
                  <text:list-item>
                    <text:p><text:tab/>cadeias da primeira linguagem<text:line-break/><text:span text:style-name="T18">com as</text:span><text:span text:style-name="T18"><text:line-break/></text:span><text:span text:style-name="T18"><text:tab/></text:span>cadeias da segunda linguagem</text:p>
                  </text:list-item>
                </text:list>
              </text:list-item>
              <text:list-item>
                <text:p>Dadas as linguagens L<text:span text:style-name="T15">1</text:span> e L<text:span text:style-name="T15">2</text:span>, definimos sua concatenação como a linguagem</text:p>
                <text:list>
                  <text:list-item>
                    <text:p>L<text:span text:style-name="T15">1</text:span> ° L<text:span text:style-name="T15">2</text:span> = { ω<text:span text:style-name="T15">1</text:span> ° ω<text:span text:style-name="T15">2 </text:span><text:s/>| <text:s/>ω<text:span text:style-name="T15">1</text:span> ∈ L<text:span text:style-name="T15">1</text:span> <text:s/>e <text:s/>ω<text:span text:style-name="T15">2</text:span> ∈ L<text:span text:style-name="T15">2</text:span> }</text:p>
                  </text:list-item>
                </text:list>
              </text:list-item>
            </text:list>
          </draw:text-box>
        </draw:frame>
        <draw:frame draw:style-name="gr20" draw:text-style-name="P16" draw:layer="layout" svg:width="19.649cm" svg:height="2.714cm" svg:x="4.396cm" svg:y="14.397cm">
          <draw:text-box>
            <text:p>“L<text:span text:style-name="T15">1</text:span> concatenado com L<text:span text:style-name="T15">2</text:span> é igual ao conjunto de todas as cadeias ω<text:span text:style-name="T15">1</text:span> concatenado com ω<text:span text:style-name="T15">2</text:span>, tal que ω<text:span text:style-name="T15">1</text:span> pertence a L<text:span text:style-name="T15">1</text:span> e ω<text:span text:style-name="T15">2</text:span> pertence a L<text:span text:style-name="T15">2</text:span> “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user-transformed="true">
          <draw:text-box>
            <text:p text:style-name="P10">Exemplo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Se L<text:span text:style-name="T15">1</text:span> = {<text:span text:style-name="T10">a</text:span>, <text:span text:style-name="T17">ab</text:span>} <text:s text:c="3"/><text:span text:style-name="T18">(n = 2)</text:span> <text:s text:c="4"/>, e <text:line-break/> <text:s text:c="4"/>L<text:span text:style-name="T15">2</text:span> = {<text:span text:style-name="T16">bb</text:span>, <text:span text:style-name="T19">c</text:span>} <text:s text:c="3"/><text:span text:style-name="T18">(m = 2)</text:span> <text:s text:c="3"/>, então <text:s/>L<text:span text:style-name="T15">1</text:span> ° L<text:span text:style-name="T15">2</text:span> <text:s/>será:</text:p>
              </text:list-item>
            </text:list>
            <text:p><text:s text:c="21"/>{<text:span text:style-name="T10">a</text:span><text:span text:style-name="T16">bb</text:span>, <text:span text:style-name="T10">a</text:span><text:span text:style-name="T19">c</text:span>, <text:span text:style-name="T17">ab</text:span><text:span text:style-name="T16">bb</text:span>, <text:span text:style-name="T17">ab</text:span><text:span text:style-name="T19">c</text:span>}</text:p>
            <text:p/>
            <text:list text:continue-numbering="true" text:style-name="L1">
              <text:list-item>
                <text:p>O número de elementos em <text:s/>L<text:span text:style-name="T15">1</text:span> ° L<text:span text:style-name="T15">2</text:span> <text:s text:c="2"/>é <text:s text:c="2"/>2 * 2 <text:s/>= 4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placeholder="true">
          <draw:text-box/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Que linguagem é <text:s/>L <text:span text:style-name="T12">°</text:span> ∅ <text:s text:c="2"/>?</text:p>
                <text:list>
                  <text:list-item>
                    <text:p>∅ <text:s/>→ <text:s/>(n = 0) <text:s text:c="3"/><text:span text:style-name="T20">não possui nenhuma cadeia, nem a vazia <text:s/>ε</text:span></text:p>
                  </text:list-item>
                  <text:list-item>
                    <text:p>0 · m = 0 <text:s text:c="3"/></text:p>
                  </text:list-item>
                  <text:list-item>
                    <text:p>Portanto é uma linguagem vazia</text:p>
                  </text:list-item>
                </text:list>
              </text:list-item>
              <text:list-item>
                <text:p>Qual é a melhor definição para L<text:span text:style-name="T21">0</text:span> ?</text:p>
                <text:list>
                  <text:list-item>
                    <text:p>L<text:span text:style-name="T21">0</text:span> <text:s/>= <text:s/>{ ε }</text:p>
                    <text:list>
                      <text:list-item>
                        <text:p>Linguagem que contém apenas a cadeia vazia <text:s/>ε</text:p>
                      </text:list-item>
                    </text:list>
                  </text:list-item>
                  <text:list-item>
                    <text:p>L¹ <text:s/>= <text:s/>L</text:p>
                    <text:list>
                      <text:list-item>
                        <text:p>L elevado a 1 é a própria linguagem 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6" draw:layer="layout" svg:width="5.989cm" svg:height="1.072cm" svg:x="17.314cm" svg:y="8.093cm">
          <draw:text-box>
            <text:p>não confundir</text:p>
          </draw:text-box>
        </draw:frame>
        <draw:line draw:style-name="gr21" draw:text-style-name="P14" draw:layer="layout" svg:x1="17.314cm" svg:y1="8.638cm" svg:x2="14.902cm" svg:y2="9.883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user-transformed="true">
          <draw:text-box>
            <text:p text:style-name="P10">Notação de potência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L<text:span text:style-name="T21">3</text:span> = L ° L ° L<text:tab/><text:tab/><text:span text:style-name="T22">(L elevado a 3 é a concatenação de L com L com L)</text:span></text:p>
              </text:list-item>
              <text:list-item>
                <text:p>Definição</text:p>
                <text:list>
                  <text:list-item>
                    <text:p>L⁰ <text:s/>= <text:s/>{ε} <text:s text:c="7"/><text:tab/><text:tab/><text:tab/><text:tab/><text:tab/><text:tab/>(caso base)</text:p>
                  </text:list-item>
                  <text:list-item>
                    <text:p>Lⁿ <text:s/>= <text:s/>Lⁿ⁻¹ <text:s text:c="2"/><text:span text:style-name="T12">°</text:span> <text:s text:c="2"/>L<text:tab/>, para n &gt; 0 <text:s text:c="3"/><text:tab/>(passo recursivo)</text:p>
                    <text:list>
                      <text:list-item>
                        <text:p>Para calcular <text:s/>𝐿<text:span text:style-name="T21">𝑛</text:span> , usamos <text:s/>𝐿<text:span text:style-name="T21">𝑛−1</text:span> <text:s/>e concatenamos com <text:s/>𝐿</text:p>
                      </text:list-item>
                      <text:list-item>
                        <text:p>Esse processo se repete até atingir a base da recursão, que é <text:s/>𝐿<text:span text:style-name="T21">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>
          <draw:text-box>
            <text:p>Exemplo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Seja L<text:span text:style-name="T15">1</text:span> = {a, b}</text:p>
                <text:list>
                  <text:list-item>
                    <text:p>L<text:span text:style-name="T15">1</text:span><text:span text:style-name="T21">0</text:span> = {ε}</text:p>
                  </text:list-item>
                  <text:list-item>
                    <text:p>L<text:span text:style-name="T15">1</text:span><text:span text:style-name="T21">1</text:span> = {a, b}</text:p>
                  </text:list-item>
                  <text:list-item>
                    <text:p>L<text:span text:style-name="T15">1</text:span><text:span text:style-name="T21">2</text:span> = {aa, ab, ba, bb}</text:p>
                  </text:list-item>
                  <text:list-item>
                    <text:p>L<text:span text:style-name="T15">1</text:span><text:span text:style-name="T21">3</text:span> = {aaa, aab, aba, abb, baa, bab, bba, bbb}</text:p>
                    <text:list>
                      <text:list-item>
                        <text:p>𝐿<text:span text:style-name="T15">1</text:span><text:span text:style-name="T21">3</text:span> <text:tab/>= { 𝑎 𝑎 , 𝑎 𝑏 , 𝑏 𝑎 , 𝑏 𝑏 } ∘ { 𝑎 , 𝑏 } =<text:line-break/><text:tab/>= { 𝑎 𝑎 𝑎 , 𝑎 𝑎 𝑏 , 𝑎 𝑏 𝑎 , 𝑎 𝑏 𝑏 , 𝑏 𝑎 𝑎 , 𝑏 𝑎 𝑏 , 𝑏 𝑏 𝑎 , 𝑏 𝑏 𝑏 }</text:p>
                      </text:list-item>
                    </text:list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22" draw:text-style-name="P16" draw:layer="layout" svg:width="3.025cm" svg:height="1.072cm" svg:x="16.44cm" svg:y="14.116cm">
          <draw:text-box>
            <text:p>ab ≠ ba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user-transformed="true">
          <draw:text-box>
            <text:p>Fecho de Kleene (“<text:span text:style-name="T23">*</text:span>”)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O fecho de Kleene é representado por <text:s text:c="2"/><text:span text:style-name="T23">*</text:span> <text:s/></text:p>
                <text:list>
                  <text:list-item>
                    <text:p>{a, b}<text:span text:style-name="T23">*</text:span> = {<text:span text:style-name="T11">ε</text:span>, a, b, aa, ab, ba, bb, aaa, aab, aba, abb, baa, ...}</text:p>
                    <text:list>
                      <text:list-item>
                        <text:p>Conjunto infinito</text:p>
                      </text:list-item>
                      <text:list-item>
                        <text:p>Todas as combinações possíveis de símbolos</text:p>
                      </text:list-item>
                      <text:list-item>
                        <text:p>Incluindo o conjunto vazio <text:s/><text:span text:style-name="T11">ε</text:span></text:p>
                      </text:list-item>
                    </text:list>
                  </text:list-item>
                </text:list>
              </text:list-item>
              <text:list-item>
                <text:p>L<text:span text:style-name="T23">*</text:span> <text:tab/>= fecho de Kleene da linguagem L</text:p>
              </text:list-item>
              <text:list-item>
                <text:p text:style-name="P19">L<text:span text:style-name="T23">*</text:span> <text:s/>= L<text:span text:style-name="T21">0</text:span> <text:s/>∪ <text:s/>L<text:span text:style-name="T21">1</text:span> <text:s/>∪ <text:s/>L<text:span text:style-name="T21">3</text:span> <text:s/>∪ <text:s/>...<text:tab/><text:tab/>(<text:span text:style-name="T12">L</text:span><text:span text:style-name="T23">0</text:span><text:span text:style-name="T12"> = ε</text:span>)</text:p>
              </text:list-item>
            </text:list>
          </draw:text-box>
        </draw:frame>
        <draw:frame draw:style-name="gr23" draw:text-style-name="P16" draw:layer="layout" svg:width="16.109cm" svg:height="1.893cm" svg:x="8.093cm" svg:y="16.057cm">
          <draw:text-box>
            <text:p>{ 𝑎 , 𝑏 } ∪ { 𝑏 , 𝑐 } = { 𝑎 , 𝑏 , 𝑐 }</text:p>
            <text:p>{ 𝑎 , 𝑏 } ∘ { 𝑐 , 𝑑 } = { 𝑎 𝑐 , 𝑎 𝑑 , 𝑏 𝑐 , 𝑏 𝑑 }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>
          <draw:text-box>
            <text:p text:style-name="P10">Exemplo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Seja L = {a, b}</text:p>
              </text:list-item>
              <text:list-item>
                <text:p>L<text:span text:style-name="T21">*</text:span> <text:s/>= <text:s/>L<text:span text:style-name="T21">0</text:span> <text:s/>∪ <text:s/>L<text:span text:style-name="T21">1</text:span> <text:s/>∪ <text:s/>L<text:span text:style-name="T21">3</text:span> <text:s/>∪ <text:s/>...</text:p>
                <text:list>
                  <text:list-item>
                    <text:p>L<text:span text:style-name="T21">0</text:span> = {ε}</text:p>
                  </text:list-item>
                  <text:list-item>
                    <text:p>L<text:span text:style-name="T21">1</text:span> = {a, b}</text:p>
                  </text:list-item>
                  <text:list-item>
                    <text:p>L<text:span text:style-name="T21">2</text:span> = {aa, ab, ba, bb}</text:p>
                  </text:list-item>
                  <text:list-item>
                    <text:p>L<text:span text:style-name="T21">3</text:span> = {aaa, aab, aba, abb, baa, bab, bba, bbb}</text:p>
                  </text:list-item>
                  <text:list-item>
                    <text:p>...</text:p>
                  </text:list-item>
                </text:list>
              </text:list-item>
              <text:list-item>
                <text:p>Resultado parcial apenas para L⁰ ∪ L¹ ∪ L² ∪ L³ <text:s/>=</text:p>
                <text:list>
                  <text:list-item>
                    <text:p>{ε, a, b, aa, ab, ba, bb, aaa, aab, aba, abb, baa, bab, bba, bbb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placeholder="true">
          <draw:text-box/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Usando a <text:span text:style-name="T12">concatenação</text:span> de conjuntos, a <text:span text:style-name="T24">união,</text:span> e o <text:span text:style-name="T16">fecho de Kleene</text:span>, podemos especificar algumas linguagens simples</text:p>
                <text:list>
                  <text:list-item>
                    <text:p>Considerando o alfabeto <text:span text:style-name="T8">Σ = { 0 , 1 }</text:span> podemos especificar algumas linguagens formadas por cadeias que representam números na <text:span text:style-name="T25">base binária de numeração</text:span></text:p>
                    <text:list>
                      <text:list-item>
                        <text:p>L = { nº na base 2 que são múltiplos de 4 } = { <text:span text:style-name="T12">0 , 1</text:span> }<text:span text:style-name="T26">*</text:span> <text:s/><text:span text:style-name="T12">°</text:span> { <text:span text:style-name="T10">00</text:span> } <text:s/>:</text:p>
                        <text:list>
                          <text:list-item>
                            <text:p><text:span text:style-name="T12">01</text:span><text:span text:style-name="T10">00</text:span><text:tab/>4<text:line-break/><text:span text:style-name="T12">10</text:span><text:span text:style-name="T10">00</text:span><text:tab/>8<text:line-break/><text:span text:style-name="T12">11</text:span><text:span text:style-name="T10">00</text:span><text:tab/>12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16" draw:layer="layout" svg:width="13.5cm" svg:height="2.714cm" svg:x="14cm" svg:y="14.929cm">
          <draw:text-box>
            <text:p>Concatenação<text:tab/><text:tab/>= <text:span text:style-name="T12">∘</text:span></text:p>
            <text:p>União <text:tab/><text:tab/><text:tab/><text:tab/>= <text:span text:style-name="T12">∪</text:span> <text:tab/>(ou <text:s/><text:span text:style-name="T12">+</text:span>)</text:p>
            <text:p>Fecho de Kleene <text:tab/>= <text:span text:style-name="T23">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user-transformed="true">
          <draw:text-box>
            <text:p>Fecho positivo (ou transitivo) <text:s/>(“<text:span text:style-name="T23">+</text:span>”)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L<text:span text:style-name="T23">+</text:span> <text:s/>= <text:s/>L <text:s/><text:span text:style-name="T12">°</text:span> <text:s/>L<text:span text:style-name="T23">*</text:span></text:p>
                <text:list>
                  <text:list-header>
                    <text:p>Ex.: Seja L = { a , b }</text:p>
                    <text:list>
                      <text:list-item>
                        <text:list>
                          <text:list-item>
                            <text:p>L<text:span text:style-name="T21">*</text:span> = {ε, a, b, aa, ab, ... }</text:p>
                            <text:list>
                              <text:list-item>
                                <text:p>todas as combinações de a e b incluindo <text:span text:style-name="T12">ε</text:span></text:p>
                              </text:list-item>
                            </text:list>
                          </text:list-item>
                          <text:list-item>
                            <text:p>L ° L<text:span text:style-name="T21">*</text:span> = {aε, aa, ab, ... , bε, ba, bb, ... }</text:p>
                            <text:list>
                              <text:list-item>
                                <text:p>o <text:span text:style-name="T16">ε</text:span> acaba “sumindo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  <text:list-item>
                    <text:p><text:span text:style-name="T23">+</text:span> <text:s/>não possui a cadeia <text:span text:style-name="T16">ε</text:span> , a não ser que <text:span text:style-name="T16">ε</text:span> já pertença a L</text:p>
                  </text:list-item>
                  <text:list-item>
                    <text:p>L<text:span text:style-name="T23">+</text:span> <text:s/>= L<text:span text:style-name="T21">1</text:span> <text:s/>∪ <text:s/>L<text:span text:style-name="T21">2</text:span> <text:s/>∪ <text:s/>L<text:span text:style-name="T21">3</text:span> <text:s/>∪ <text:s/>... <text:s text:c="7"/><text:tab/><text:span text:style-name="T18">(não tem o L</text:span><text:span text:style-name="T27">0</text:span><text:span text:style-name="T18">)</text:span></text:p>
                  </text:list-item>
                  <text:list-item>
                    <text:p>L<text:span text:style-name="T23">*</text:span> = L<text:span text:style-name="T21">0</text:span> <text:s/>∪ <text:s/>L<text:span text:style-name="T21">+</text:span> <text:s text:c="3"/><text:tab/><text:tab/><text:tab/><text:tab/><text:tab/><text:span text:style-name="T18">(a união acrescenta o <text:s/>ε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>
          <draw:text-box>
            <text:p>Monoide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É uma estrutura algébrica possuindo as propriedades:</text:p>
                <text:list>
                  <text:list-item>
                    <text:p>Fechamento</text:p>
                    <text:list>
                      <text:list-item>
                        <text:p><text:span text:style-name="T12">a°b</text:span> concatenado com <text:span text:style-name="T12">b°a</text:span> resulta em <text:span text:style-name="T12">a°b°b°a</text:span></text:p>
                        <text:list>
                          <text:list-item>
                            <text:p>o resultado é outra cadeia dentro do mesmo conjunto</text:p>
                          </text:list-item>
                        </text:list>
                      </text:list-item>
                    </text:list>
                  </text:list-item>
                  <text:list-item>
                    <text:p>Associatividade</text:p>
                    <text:list>
                      <text:list-item>
                        <text:p>(a°a)°b = a°(a°b)</text:p>
                        <text:list>
                          <text:list-item>
                            <text:p>a ordem das operações não altera o resultado</text:p>
                          </text:list-item>
                        </text:list>
                      </text:list-item>
                    </text:list>
                  </text:list-item>
                  <text:list-item>
                    <text:p>Elemento neutro (identidade)</text:p>
                    <text:list>
                      <text:list-item>
                        <text:p>ε°a = a°ε = a</text:p>
                        <text:list>
                          <text:list-item>
                            <text:p>elemento combinado com qualquer outro, resulta no element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>
          <draw:text-box>
            <text:p>Exemplo - Monoide</text:p>
          </draw:text-box>
        </draw:frame>
        <draw:frame presentation:style-name="pr4" draw:text-style-name="P10" draw:layer="layout" svg:width="26cm" svg:height="16cm" svg:x="1cm" svg:y="4cm" presentation:class="outline" presentation:user-transformed="true">
          <draw:text-box>
            <text:list text:style-name="L1">
              <text:list-item>
                <text:p>Seja o alfabeto Σ = {a, b}</text:p>
                <text:list>
                  <text:list-item>
                    <text:p>Fechamento</text:p>
                    <text:list>
                      <text:list-item>
                        <text:p>a concatenação de duas cadeias em Σ* resulta em outra cadeia também em Σ*</text:p>
                        <text:list>
                          <text:list-item>
                            <text:p>"ab" (∈ Σ<text:span text:style-name="T21">*</text:span>) <text:s/>° <text:s/>"ba" (∈ Σ<text:span text:style-name="T21">*</text:span>) <text:s/>= <text:s/>"abba" (∈ Σ<text:span text:style-name="T21">*</text:span>)</text:p>
                          </text:list-item>
                          <text:list-item>
                            <text:p>"a" (∈ Σ<text:span text:style-name="T21">*</text:span>) <text:s text:c="3"/>° <text:s/>ε (∈ Σ<text:span text:style-name="T21">*</text:span>) <text:s text:c="6"/>= <text:s/>"a" (∈ Σ<text:span text:style-name="T21">*</text:span>)</text:p>
                          </text:list-item>
                        </text:list>
                      </text:list-item>
                    </text:list>
                  </text:list-item>
                  <text:list-item>
                    <text:p>Associatividade </text:p>
                    <text:list>
                      <text:list-item>
                        <text:p>ordem de agrupamento das operações não altera o resultado final</text:p>
                        <text:list>
                          <text:list-item>
                            <text:p>("ab" <text:s/>° <text:s/>"ba") <text:s/>° <text:s/>"a" <text:s/>= <text:s/>"abba" <text:s/>° <text:s/>"a" <text:s/>= <text:s/>"abbaa"</text:p>
                          </text:list-item>
                        </text:list>
                      </text:list-item>
                    </text:list>
                  </text:list-item>
                  <text:list-item>
                    <text:p>Elemento identidade</text:p>
                    <text:list>
                      <text:list-item>
                        <text:p>quando concatenado com qualquer cadeia, não a modifica</text:p>
                        <text:list>
                          <text:list-item>
                            <text:p>"ab" <text:s/>° <text:s/>ε <text:s/>= <text:s/>"ab"</text:p>
                          </text:list-item>
                          <text:list-item>
                            <text:p>ε <text:s/>° <text:s/>ε <text:s/>= <text:s/>ε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6" draw:layer="layout" svg:width="8.109cm" svg:height="2.5cm" svg:x="16.5cm" svg:y="3cm">
          <draw:text-box>
            <text:p>Σ<text:span text:style-name="T21">*</text:span> = conjunto de todas as cadeia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user-transformed="true">
          <draw:text-box>
            <text:p text:style-name="P10">Definição de linguagem simples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Seja o alfabeto Σ = { n , + , × }</text:p>
                <text:list>
                  <text:list-item>
                    <text:p><text:span text:style-name="T12">n</text:span> um número qualquer, <text:span text:style-name="T12">+</text:span> a soma, e <text:span text:style-name="T12">×</text:span> a multiplicação</text:p>
                  </text:list-item>
                </text:list>
              </text:list-item>
              <text:list-item>
                <text:p>Definir uma linguagem L sobre Σ como a linguagem de todas as 'expressões' bem formadas usando-se as duas operações:</text:p>
                <text:list>
                  <text:list-item>
                    <text:p>L = { n, n+n, n×n, n+n+n, n+n×n, n×n+n, n×n×n, ... }</text:p>
                  </text:list-item>
                  <text:list-item>
                    <text:p>Temos uma definição de linguagem que diz que a linguagem é simplesmente um conjunto de sentenças (cadeias)</text:p>
                    <text:list>
                      <text:list-item>
                        <text:p>Porém não define o aspecto estrutural da linguag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placeholder="true">
          <draw:text-box/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A escolha da forma de especificar uma linguagem depende do contexto e dos objetivos da aplicação</text:p>
              </text:list-item>
              <text:list-item>
                <text:p>Ao escolher um método, deve ser considerado a complexidade da linguagem, o objetivo da especificação e as ferramentas disponíve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6.5cm" svg:height="2cm" svg:x="1cm" svg:y="0.5cm" presentation:class="title" presentation:user-transformed="true">
          <draw:text-box>
            <text:p>Exemplo</text:p>
          </draw:text-box>
        </draw:frame>
        <draw:frame presentation:style-name="pr4" draw:text-style-name="P10" draw:layer="layout" svg:width="26cm" svg:height="16.5cm" svg:x="1cm" svg:y="4cm" presentation:class="outline">
          <draw:text-box>
            <text:list text:style-name="L1">
              <text:list-item>
                <text:p>Os numerais decimais são a linguagem definida pelo conjunto <text:line-break/>{ 0, 1, 2, 3, 4, 5, 6, 7, 8, 9 }<text:span text:style-name="T21">+</text:span></text:p>
              </text:list-item>
              <text:list-item>
                <text:p>Para restringir os numerais decimais com a impossibilidade de termos zeros à esquerda</text:p>
                <text:list>
                  <text:list-item>
                    <text:p>{ <text:span text:style-name="T17">1, 2, 3, 4, 5, 6, 7, 8, 9</text:span> } ° { <text:span text:style-name="T25">0, 1, 2, 3, 4, 5, 6, 7, 8, 9</text:span> }<text:span text:style-name="T21">*</text:span></text:p>
                    <text:list>
                      <text:list-item>
                        <text:p><text:span text:style-name="T17">1</text:span>°<text:span text:style-name="T25">ε</text:span> = 1 <text:span text:style-name="T28">,</text:span> <text:span text:style-name="T17">2</text:span>°<text:span text:style-name="T25">0</text:span> = 2 <text:span text:style-name="T28">,</text:span> <text:span text:style-name="T17">3°</text:span>45 = 345 <text:span text:style-name="T28">,</text:span> <text:span text:style-name="T17">1°</text:span>000 = 1000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16" draw:layer="layout" svg:width="4.613cm" svg:height="1.072cm" svg:x="15.67cm" svg:y="5.498cm">
          <draw:text-box>
            <text:p><text:span text:style-name="T21">+</text:span> não tem ε</text:p>
          </draw:text-box>
        </draw:frame>
        <draw:frame draw:style-name="gr27" draw:text-style-name="P16" draw:layer="layout" svg:width="2.94cm" svg:height="1.072cm" svg:x="23.818cm" svg:y="10.403cm">
          <draw:text-box>
            <text:p><text:span text:style-name="T21">*</text:span> tem ε</text:p>
          </draw:text-box>
        </draw:frame>
        <draw:line draw:style-name="gr28" draw:text-style-name="P14" draw:layer="layout" svg:x1="15.351cm" svg:y1="6.031cm" svg:x2="13.348cm" svg:y2="5.578cm">
          <text:p/>
        </draw:line>
        <draw:line draw:style-name="gr29" draw:text-style-name="P14" draw:layer="layout" svg:x1="23.431cm" svg:y1="10.536cm" svg:x2="22.478cm" svg:y2="9.916cm">
          <text:p/>
        </draw:lin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bababa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2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2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2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02T15:44:15.450153019</dc:date>
    <meta:editing-duration>P2DT5H52M26S</meta:editing-duration>
    <meta:editing-cycles>289</meta:editing-cycles>
    <meta:generator>LibreOffice/7.3.7.2$Linux_X86_64 LibreOffice_project/30$Build-2</meta:generator>
    <meta:document-statistic meta:object-count="154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